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63.44pt"/>
    </style:style>
    <style:style style:name="co5" style:family="table-column">
      <style:table-column-properties fo:break-before="auto" style:column-width="72.06pt"/>
    </style:style>
    <style:style style:name="co6" style:family="table-column">
      <style:table-column-properties fo:break-before="auto" style:column-width="67.3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[1,]</text:p>
          </table:table-cell>
          <table:table-cell office:value-type="float" office:value="0.5384166" calcext:value-type="float">
            <text:p>0.5384166</text:p>
          </table:table-cell>
          <table:table-cell office:value-type="float" office:value="1.50758917" calcext:value-type="float">
            <text:p>1.50758917</text:p>
          </table:table-cell>
          <table:table-cell office:value-type="float" office:value="1.609885" calcext:value-type="float">
            <text:p>1.609885</text:p>
          </table:table-cell>
          <table:table-cell office:value-type="float" office:value="1.56238654" calcext:value-type="float">
            <text:p>1.56238654</text:p>
          </table:table-cell>
          <table:table-cell office:value-type="float" office:value="1.44466875" calcext:value-type="float">
            <text:p>1.444668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[2,]</text:p>
          </table:table-cell>
          <table:table-cell office:value-type="float" office:value="0.0935911" calcext:value-type="float">
            <text:p>0.0935911</text:p>
          </table:table-cell>
          <table:table-cell office:value-type="float" office:value="1.00786179" calcext:value-type="float">
            <text:p>1.00786179</text:p>
          </table:table-cell>
          <table:table-cell office:value-type="float" office:value="1.686801" calcext:value-type="float">
            <text:p>1.686801</text:p>
          </table:table-cell>
          <table:table-cell office:value-type="float" office:value="1.94565892" calcext:value-type="float">
            <text:p>1.94565892</text:p>
          </table:table-cell>
          <table:table-cell office:value-type="float" office:value="1.11581725" calcext:value-type="float">
            <text:p>1.115817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[3,]</text:p>
          </table:table-cell>
          <table:table-cell office:value-type="float" office:value="-1.8385253" calcext:value-type="float">
            <text:p>-1.8385253</text:p>
          </table:table-cell>
          <table:table-cell office:value-type="float" office:value="0.97961783" calcext:value-type="float">
            <text:p>0.97961783</text:p>
          </table:table-cell>
          <table:table-cell office:value-type="float" office:value="2.721542" calcext:value-type="float">
            <text:p>2.721542</text:p>
          </table:table-cell>
          <table:table-cell office:value-type="float" office:value="1.32906723" calcext:value-type="float">
            <text:p>1.32906723</text:p>
          </table:table-cell>
          <table:table-cell office:value-type="float" office:value="1.56735826" calcext:value-type="float">
            <text:p>1.567358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[4,]</text:p>
          </table:table-cell>
          <table:table-cell office:value-type="float" office:value="-3.1651129" calcext:value-type="float">
            <text:p>-3.1651129</text:p>
          </table:table-cell>
          <table:table-cell office:value-type="float" office:value="0.87208681" calcext:value-type="float">
            <text:p>0.87208681</text:p>
          </table:table-cell>
          <table:table-cell office:value-type="float" office:value="2.669417" calcext:value-type="float">
            <text:p>2.669417</text:p>
          </table:table-cell>
          <table:table-cell office:value-type="float" office:value="1.8349499" calcext:value-type="float">
            <text:p>1.8349499</text:p>
          </table:table-cell>
          <table:table-cell office:value-type="float" office:value="0.09396918" calcext:value-type="float">
            <text:p>0.093969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[5,]</text:p>
          </table:table-cell>
          <table:table-cell office:value-type="float" office:value="-6.0666867" calcext:value-type="float">
            <text:p>-6.0666867</text:p>
          </table:table-cell>
          <table:table-cell office:value-type="float" office:value="0.46524444" calcext:value-type="float">
            <text:p>0.46524444</text:p>
          </table:table-cell>
          <table:table-cell office:value-type="float" office:value="2.476511" calcext:value-type="float">
            <text:p>2.476511</text:p>
          </table:table-cell>
          <table:table-cell office:value-type="float" office:value="1.01584083" calcext:value-type="float">
            <text:p>1.01584083</text:p>
          </table:table-cell>
          <table:table-cell office:value-type="float" office:value="-1.9204881" calcext:value-type="float">
            <text:p>-1.92048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[6,]</text:p>
          </table:table-cell>
          <table:table-cell office:value-type="float" office:value="-9.7442936" calcext:value-type="float">
            <text:p>-9.7442936</text:p>
          </table:table-cell>
          <table:table-cell office:value-type="float" office:value="0.36787472" calcext:value-type="float">
            <text:p>0.36787472</text:p>
          </table:table-cell>
          <table:table-cell office:value-type="float" office:value="1.238589" calcext:value-type="float">
            <text:p>1.238589</text:p>
          </table:table-cell>
          <table:table-cell office:value-type="float" office:value="-0.70442637" calcext:value-type="float">
            <text:p>-0.70442637</text:p>
          </table:table-cell>
          <table:table-cell office:value-type="float" office:value="1.57524138" calcext:value-type="float">
            <text:p>1.575241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[7,]</text:p>
          </table:table-cell>
          <table:table-cell office:value-type="float" office:value="-6.430387" calcext:value-type="float">
            <text:p>-6.430387</text:p>
          </table:table-cell>
          <table:table-cell office:value-type="float" office:value="0.73430617" calcext:value-type="float">
            <text:p>0.73430617</text:p>
          </table:table-cell>
          <table:table-cell office:value-type="float" office:value="4.784684" calcext:value-type="float">
            <text:p>4.784684</text:p>
          </table:table-cell>
          <table:table-cell office:value-type="float" office:value="-0.69783665" calcext:value-type="float">
            <text:p>-0.69783665</text:p>
          </table:table-cell>
          <table:table-cell office:value-type="float" office:value="0.96645223" calcext:value-type="float">
            <text:p>0.966452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[8,]</text:p>
          </table:table-cell>
          <table:table-cell office:value-type="float" office:value="-7.6721165" calcext:value-type="float">
            <text:p>-7.6721165</text:p>
          </table:table-cell>
          <table:table-cell office:value-type="float" office:value="0.57989777" calcext:value-type="float">
            <text:p>0.57989777</text:p>
          </table:table-cell>
          <table:table-cell office:value-type="float" office:value="2.30245" calcext:value-type="float">
            <text:p>2.30245</text:p>
          </table:table-cell>
          <table:table-cell office:value-type="float" office:value="0.09499796" calcext:value-type="float">
            <text:p>0.09499796</text:p>
          </table:table-cell>
          <table:table-cell office:value-type="float" office:value="-0.55130423" calcext:value-type="float">
            <text:p>-0.551304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/>[9,]</text:p>
          </table:table-cell>
          <table:table-cell office:value-type="float" office:value="-7.6721165" calcext:value-type="float">
            <text:p>-7.6721165</text:p>
          </table:table-cell>
          <table:table-cell office:value-type="float" office:value="0.57989777" calcext:value-type="float">
            <text:p>0.57989777</text:p>
          </table:table-cell>
          <table:table-cell office:value-type="float" office:value="2.30245" calcext:value-type="float">
            <text:p>2.30245</text:p>
          </table:table-cell>
          <table:table-cell office:value-type="float" office:value="0.09499796" calcext:value-type="float">
            <text:p>0.09499796</text:p>
          </table:table-cell>
          <table:table-cell office:value-type="float" office:value="-0.55130423" calcext:value-type="float">
            <text:p>-0.551304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10,]</text:p>
          </table:table-cell>
          <table:table-cell office:value-type="float" office:value="-15.3159182" calcext:value-type="float">
            <text:p>-15.3159182</text:p>
          </table:table-cell>
          <table:table-cell office:value-type="float" office:value="0.32070807" calcext:value-type="float">
            <text:p>0.32070807</text:p>
          </table:table-cell>
          <table:table-cell office:value-type="float" office:value="2.713514" calcext:value-type="float">
            <text:p>2.713514</text:p>
          </table:table-cell>
          <table:table-cell office:value-type="float" office:value="0.61171248" calcext:value-type="float">
            <text:p>0.61171248</text:p>
          </table:table-cell>
          <table:table-cell office:value-type="float" office:value="2.90110399" calcext:value-type="float">
            <text:p>2.901103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11,]</text:p>
          </table:table-cell>
          <table:table-cell office:value-type="float" office:value="-17.5146967" calcext:value-type="float">
            <text:p>-17.5146967</text:p>
          </table:table-cell>
          <table:table-cell office:value-type="float" office:value="0.32610413" calcext:value-type="float">
            <text:p>0.32610413</text:p>
          </table:table-cell>
          <table:table-cell office:value-type="float" office:value="2.903822" calcext:value-type="float">
            <text:p>2.903822</text:p>
          </table:table-cell>
          <table:table-cell office:value-type="float" office:value="-0.27983252" calcext:value-type="float">
            <text:p>-0.27983252</text:p>
          </table:table-cell>
          <table:table-cell office:value-type="float" office:value="2.51023072" calcext:value-type="float">
            <text:p>2.510230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12,]</text:p>
          </table:table-cell>
          <table:table-cell office:value-type="float" office:value="-17.5146967" calcext:value-type="float">
            <text:p>-17.5146967</text:p>
          </table:table-cell>
          <table:table-cell office:value-type="float" office:value="0.32610413" calcext:value-type="float">
            <text:p>0.32610413</text:p>
          </table:table-cell>
          <table:table-cell office:value-type="float" office:value="2.903822" calcext:value-type="float">
            <text:p>2.903822</text:p>
          </table:table-cell>
          <table:table-cell office:value-type="float" office:value="-0.27983252" calcext:value-type="float">
            <text:p>-0.27983252</text:p>
          </table:table-cell>
          <table:table-cell office:value-type="float" office:value="2.51023072" calcext:value-type="float">
            <text:p>2.510230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13,]</text:p>
          </table:table-cell>
          <table:table-cell office:value-type="float" office:value="-17.5146967" calcext:value-type="float">
            <text:p>-17.5146967</text:p>
          </table:table-cell>
          <table:table-cell office:value-type="float" office:value="0.32610413" calcext:value-type="float">
            <text:p>0.32610413</text:p>
          </table:table-cell>
          <table:table-cell office:value-type="float" office:value="2.903822" calcext:value-type="float">
            <text:p>2.903822</text:p>
          </table:table-cell>
          <table:table-cell office:value-type="float" office:value="-0.27983252" calcext:value-type="float">
            <text:p>-0.27983252</text:p>
          </table:table-cell>
          <table:table-cell office:value-type="float" office:value="2.51023072" calcext:value-type="float">
            <text:p>2.510230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14,]</text:p>
          </table:table-cell>
          <table:table-cell office:value-type="float" office:value="-19.3212823" calcext:value-type="float">
            <text:p>-19.3212823</text:p>
          </table:table-cell>
          <table:table-cell office:value-type="float" office:value="0.36134237" calcext:value-type="float">
            <text:p>0.36134237</text:p>
          </table:table-cell>
          <table:table-cell office:value-type="float" office:value="2.547877" calcext:value-type="float">
            <text:p>2.547877</text:p>
          </table:table-cell>
          <table:table-cell office:value-type="float" office:value="-0.97043527" calcext:value-type="float">
            <text:p>-0.97043527</text:p>
          </table:table-cell>
          <table:table-cell office:value-type="float" office:value="6.40026471" calcext:value-type="float">
            <text:p>6.400264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15,]</text:p>
          </table:table-cell>
          <table:table-cell office:value-type="float" office:value="-19.3212823" calcext:value-type="float">
            <text:p>-19.3212823</text:p>
          </table:table-cell>
          <table:table-cell office:value-type="float" office:value="0.36134237" calcext:value-type="float">
            <text:p>0.36134237</text:p>
          </table:table-cell>
          <table:table-cell office:value-type="float" office:value="2.547877" calcext:value-type="float">
            <text:p>2.547877</text:p>
          </table:table-cell>
          <table:table-cell office:value-type="float" office:value="-0.97043527" calcext:value-type="float">
            <text:p>-0.97043527</text:p>
          </table:table-cell>
          <table:table-cell office:value-type="float" office:value="6.40026471" calcext:value-type="float">
            <text:p>6.400264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16,]</text:p>
          </table:table-cell>
          <table:table-cell office:value-type="float" office:value="-19.3212823" calcext:value-type="float">
            <text:p>-19.3212823</text:p>
          </table:table-cell>
          <table:table-cell office:value-type="float" office:value="0.36134237" calcext:value-type="float">
            <text:p>0.36134237</text:p>
          </table:table-cell>
          <table:table-cell office:value-type="float" office:value="2.547877" calcext:value-type="float">
            <text:p>2.547877</text:p>
          </table:table-cell>
          <table:table-cell office:value-type="float" office:value="-0.97043527" calcext:value-type="float">
            <text:p>-0.97043527</text:p>
          </table:table-cell>
          <table:table-cell office:value-type="float" office:value="6.40026471" calcext:value-type="float">
            <text:p>6.400264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17,]</text:p>
          </table:table-cell>
          <table:table-cell office:value-type="float" office:value="-19.3212823" calcext:value-type="float">
            <text:p>-19.3212823</text:p>
          </table:table-cell>
          <table:table-cell office:value-type="float" office:value="0.36134237" calcext:value-type="float">
            <text:p>0.36134237</text:p>
          </table:table-cell>
          <table:table-cell office:value-type="float" office:value="2.547877" calcext:value-type="float">
            <text:p>2.547877</text:p>
          </table:table-cell>
          <table:table-cell office:value-type="float" office:value="-0.97043527" calcext:value-type="float">
            <text:p>-0.97043527</text:p>
          </table:table-cell>
          <table:table-cell office:value-type="float" office:value="6.40026471" calcext:value-type="float">
            <text:p>6.400264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18,]</text:p>
          </table:table-cell>
          <table:table-cell office:value-type="float" office:value="-16.7360522" calcext:value-type="float">
            <text:p>-16.7360522</text:p>
          </table:table-cell>
          <table:table-cell office:value-type="float" office:value="0.35703534" calcext:value-type="float">
            <text:p>0.35703534</text:p>
          </table:table-cell>
          <table:table-cell office:value-type="float" office:value="4.518781" calcext:value-type="float">
            <text:p>4.518781</text:p>
          </table:table-cell>
          <table:table-cell office:value-type="float" office:value="-4.58097807" calcext:value-type="float">
            <text:p>-4.58097807</text:p>
          </table:table-cell>
          <table:table-cell office:value-type="float" office:value="6.7499851" calcext:value-type="float">
            <text:p>6.74998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19,]</text:p>
          </table:table-cell>
          <table:table-cell office:value-type="float" office:value="-16.7360522" calcext:value-type="float">
            <text:p>-16.7360522</text:p>
          </table:table-cell>
          <table:table-cell office:value-type="float" office:value="0.35703534" calcext:value-type="float">
            <text:p>0.35703534</text:p>
          </table:table-cell>
          <table:table-cell office:value-type="float" office:value="4.518781" calcext:value-type="float">
            <text:p>4.518781</text:p>
          </table:table-cell>
          <table:table-cell office:value-type="float" office:value="-4.58097807" calcext:value-type="float">
            <text:p>-4.58097807</text:p>
          </table:table-cell>
          <table:table-cell office:value-type="float" office:value="6.7499851" calcext:value-type="float">
            <text:p>6.74998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20,]</text:p>
          </table:table-cell>
          <table:table-cell office:value-type="float" office:value="-16.7360522" calcext:value-type="float">
            <text:p>-16.7360522</text:p>
          </table:table-cell>
          <table:table-cell office:value-type="float" office:value="0.35703534" calcext:value-type="float">
            <text:p>0.35703534</text:p>
          </table:table-cell>
          <table:table-cell office:value-type="float" office:value="4.518781" calcext:value-type="float">
            <text:p>4.518781</text:p>
          </table:table-cell>
          <table:table-cell office:value-type="float" office:value="-4.58097807" calcext:value-type="float">
            <text:p>-4.58097807</text:p>
          </table:table-cell>
          <table:table-cell office:value-type="float" office:value="6.7499851" calcext:value-type="float">
            <text:p>6.74998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21,]</text:p>
          </table:table-cell>
          <table:table-cell office:value-type="float" office:value="-15.9456793" calcext:value-type="float">
            <text:p>-15.9456793</text:p>
          </table:table-cell>
          <table:table-cell office:value-type="float" office:value="0.37278229" calcext:value-type="float">
            <text:p>0.37278229</text:p>
          </table:table-cell>
          <table:table-cell office:value-type="float" office:value="5.281962" calcext:value-type="float">
            <text:p>5.281962</text:p>
          </table:table-cell>
          <table:table-cell office:value-type="float" office:value="-4.46169118" calcext:value-type="float">
            <text:p>-4.46169118</text:p>
          </table:table-cell>
          <table:table-cell office:value-type="float" office:value="6.2032112" calcext:value-type="float">
            <text:p>6.2032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22,]</text:p>
          </table:table-cell>
          <table:table-cell office:value-type="float" office:value="-19.4004447" calcext:value-type="float">
            <text:p>-19.4004447</text:p>
          </table:table-cell>
          <table:table-cell office:value-type="float" office:value="0.33475929" calcext:value-type="float">
            <text:p>0.33475929</text:p>
          </table:table-cell>
          <table:table-cell office:value-type="float" office:value="4.467061" calcext:value-type="float">
            <text:p>4.467061</text:p>
          </table:table-cell>
          <table:table-cell office:value-type="float" office:value="-2.39128581" calcext:value-type="float">
            <text:p>-2.39128581</text:p>
          </table:table-cell>
          <table:table-cell office:value-type="float" office:value="5.28771383" calcext:value-type="float">
            <text:p>5.287713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23,]</text:p>
          </table:table-cell>
          <table:table-cell office:value-type="float" office:value="-19.7821886" calcext:value-type="float">
            <text:p>-19.7821886</text:p>
          </table:table-cell>
          <table:table-cell office:value-type="float" office:value="0.35572649" calcext:value-type="float">
            <text:p>0.35572649</text:p>
          </table:table-cell>
          <table:table-cell office:value-type="float" office:value="7.300554" calcext:value-type="float">
            <text:p>7.300554</text:p>
          </table:table-cell>
          <table:table-cell office:value-type="float" office:value="-5.16637159" calcext:value-type="float">
            <text:p>-5.16637159</text:p>
          </table:table-cell>
          <table:table-cell office:value-type="float" office:value="8.30314686" calcext:value-type="float">
            <text:p>8.3031468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24,]</text:p>
          </table:table-cell>
          <table:table-cell office:value-type="float" office:value="-18.3933829" calcext:value-type="float">
            <text:p>-18.3933829</text:p>
          </table:table-cell>
          <table:table-cell office:value-type="float" office:value="0.35716612" calcext:value-type="float">
            <text:p>0.35716612</text:p>
          </table:table-cell>
          <table:table-cell office:value-type="float" office:value="6.693058" calcext:value-type="float">
            <text:p>6.693058</text:p>
          </table:table-cell>
          <table:table-cell office:value-type="float" office:value="-5.41368309" calcext:value-type="float">
            <text:p>-5.41368309</text:p>
          </table:table-cell>
          <table:table-cell office:value-type="float" office:value="4.69327678" calcext:value-type="float">
            <text:p>4.693276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25,]</text:p>
          </table:table-cell>
          <table:table-cell office:value-type="float" office:value="-18.9081853" calcext:value-type="float">
            <text:p>-18.9081853</text:p>
          </table:table-cell>
          <table:table-cell office:value-type="float" office:value="0.33189911" calcext:value-type="float">
            <text:p>0.33189911</text:p>
          </table:table-cell>
          <table:table-cell office:value-type="float" office:value="10.233373" calcext:value-type="float">
            <text:p>10.233373</text:p>
          </table:table-cell>
          <table:table-cell office:value-type="float" office:value="-5.70338464" calcext:value-type="float">
            <text:p>-5.70338464</text:p>
          </table:table-cell>
          <table:table-cell office:value-type="float" office:value="3.79616145" calcext:value-type="float">
            <text:p>3.796161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26,]</text:p>
          </table:table-cell>
          <table:table-cell office:value-type="float" office:value="-18.74406" calcext:value-type="float">
            <text:p>-18.74406</text:p>
          </table:table-cell>
          <table:table-cell office:value-type="float" office:value="0.31795515" calcext:value-type="float">
            <text:p>0.31795515</text:p>
          </table:table-cell>
          <table:table-cell office:value-type="float" office:value="15.165132" calcext:value-type="float">
            <text:p>15.165132</text:p>
          </table:table-cell>
          <table:table-cell office:value-type="float" office:value="-7.47168542" calcext:value-type="float">
            <text:p>-7.47168542</text:p>
          </table:table-cell>
          <table:table-cell office:value-type="float" office:value="2.03291381" calcext:value-type="float">
            <text:p>2.032913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27,]</text:p>
          </table:table-cell>
          <table:table-cell office:value-type="float" office:value="-22.2517566" calcext:value-type="float">
            <text:p>-22.2517566</text:p>
          </table:table-cell>
          <table:table-cell office:value-type="float" office:value="0.2863516" calcext:value-type="float">
            <text:p>0.2863516</text:p>
          </table:table-cell>
          <table:table-cell office:value-type="float" office:value="15.77591" calcext:value-type="float">
            <text:p>15.77591</text:p>
          </table:table-cell>
          <table:table-cell office:value-type="float" office:value="-8.26237327" calcext:value-type="float">
            <text:p>-8.26237327</text:p>
          </table:table-cell>
          <table:table-cell office:value-type="float" office:value="-1.10528164" calcext:value-type="float">
            <text:p>-1.105281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28,]</text:p>
          </table:table-cell>
          <table:table-cell office:value-type="float" office:value="-16.796129" calcext:value-type="float">
            <text:p>-16.796129</text:p>
          </table:table-cell>
          <table:table-cell office:value-type="float" office:value="0.3601399" calcext:value-type="float">
            <text:p>0.3601399</text:p>
          </table:table-cell>
          <table:table-cell office:value-type="float" office:value="22.151522" calcext:value-type="float">
            <text:p>22.151522</text:p>
          </table:table-cell>
          <table:table-cell office:value-type="float" office:value="-12.68799337" calcext:value-type="float">
            <text:p>-12.68799337</text:p>
          </table:table-cell>
          <table:table-cell office:value-type="float" office:value="2.4286392" calcext:value-type="float">
            <text:p>2.42863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29,]</text:p>
          </table:table-cell>
          <table:table-cell office:value-type="float" office:value="-16.796129" calcext:value-type="float">
            <text:p>-16.796129</text:p>
          </table:table-cell>
          <table:table-cell office:value-type="float" office:value="0.3601399" calcext:value-type="float">
            <text:p>0.3601399</text:p>
          </table:table-cell>
          <table:table-cell office:value-type="float" office:value="22.151522" calcext:value-type="float">
            <text:p>22.151522</text:p>
          </table:table-cell>
          <table:table-cell office:value-type="float" office:value="-12.68799337" calcext:value-type="float">
            <text:p>-12.68799337</text:p>
          </table:table-cell>
          <table:table-cell office:value-type="float" office:value="2.4286392" calcext:value-type="float">
            <text:p>2.42863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30,]</text:p>
          </table:table-cell>
          <table:table-cell office:value-type="float" office:value="-16.796129" calcext:value-type="float">
            <text:p>-16.796129</text:p>
          </table:table-cell>
          <table:table-cell office:value-type="float" office:value="0.3601399" calcext:value-type="float">
            <text:p>0.3601399</text:p>
          </table:table-cell>
          <table:table-cell office:value-type="float" office:value="22.151522" calcext:value-type="float">
            <text:p>22.151522</text:p>
          </table:table-cell>
          <table:table-cell office:value-type="float" office:value="-12.68799337" calcext:value-type="float">
            <text:p>-12.68799337</text:p>
          </table:table-cell>
          <table:table-cell office:value-type="float" office:value="2.4286392" calcext:value-type="float">
            <text:p>2.428639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31,]</text:p>
          </table:table-cell>
          <table:table-cell office:value-type="float" office:value="-18.9697571" calcext:value-type="float">
            <text:p>-18.9697571</text:p>
          </table:table-cell>
          <table:table-cell office:value-type="float" office:value="0.29664194" calcext:value-type="float">
            <text:p>0.29664194</text:p>
          </table:table-cell>
          <table:table-cell office:value-type="float" office:value="29.217004" calcext:value-type="float">
            <text:p>29.217004</text:p>
          </table:table-cell>
          <table:table-cell office:value-type="float" office:value="-14.06567326" calcext:value-type="float">
            <text:p>-14.06567326</text:p>
          </table:table-cell>
          <table:table-cell office:value-type="float" office:value="-0.38559975" calcext:value-type="float">
            <text:p>-0.385599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32,]</text:p>
          </table:table-cell>
          <table:table-cell office:value-type="float" office:value="-19.4626745" calcext:value-type="float">
            <text:p>-19.4626745</text:p>
          </table:table-cell>
          <table:table-cell office:value-type="float" office:value="0.33450095" calcext:value-type="float">
            <text:p>0.33450095</text:p>
          </table:table-cell>
          <table:table-cell office:value-type="float" office:value="28.323008" calcext:value-type="float">
            <text:p>28.323008</text:p>
          </table:table-cell>
          <table:table-cell office:value-type="float" office:value="-17.89008932" calcext:value-type="float">
            <text:p>-17.89008932</text:p>
          </table:table-cell>
          <table:table-cell office:value-type="float" office:value="-0.51820046" calcext:value-type="float">
            <text:p>-0.518200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33,]</text:p>
          </table:table-cell>
          <table:table-cell office:value-type="float" office:value="-15.7448413" calcext:value-type="float">
            <text:p>-15.7448413</text:p>
          </table:table-cell>
          <table:table-cell office:value-type="float" office:value="0.33944115" calcext:value-type="float">
            <text:p>0.33944115</text:p>
          </table:table-cell>
          <table:table-cell office:value-type="float" office:value="44.689357" calcext:value-type="float">
            <text:p>44.689357</text:p>
          </table:table-cell>
          <table:table-cell office:value-type="float" office:value="-18.22748557" calcext:value-type="float">
            <text:p>-18.22748557</text:p>
          </table:table-cell>
          <table:table-cell office:value-type="float" office:value="-7.91067515" calcext:value-type="float">
            <text:p>-7.910675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34,]</text:p>
          </table:table-cell>
          <table:table-cell office:value-type="float" office:value="-7.5043444" calcext:value-type="float">
            <text:p>-7.5043444</text:p>
          </table:table-cell>
          <table:table-cell office:value-type="float" office:value="0.37380928" calcext:value-type="float">
            <text:p>0.37380928</text:p>
          </table:table-cell>
          <table:table-cell office:value-type="float" office:value="60.631837" calcext:value-type="float">
            <text:p>60.631837</text:p>
          </table:table-cell>
          <table:table-cell office:value-type="float" office:value="-37.22344325" calcext:value-type="float">
            <text:p>-37.22344325</text:p>
          </table:table-cell>
          <table:table-cell office:value-type="float" office:value="-4.15002651" calcext:value-type="float">
            <text:p>-4.150026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35,]</text:p>
          </table:table-cell>
          <table:table-cell office:value-type="float" office:value="-9.5359843" calcext:value-type="float">
            <text:p>-9.5359843</text:p>
          </table:table-cell>
          <table:table-cell office:value-type="float" office:value="0.43980616" calcext:value-type="float">
            <text:p>0.43980616</text:p>
          </table:table-cell>
          <table:table-cell office:value-type="float" office:value="51.954664" calcext:value-type="float">
            <text:p>51.954664</text:p>
          </table:table-cell>
          <table:table-cell office:value-type="float" office:value="-20.39268741" calcext:value-type="float">
            <text:p>-20.39268741</text:p>
          </table:table-cell>
          <table:table-cell office:value-type="float" office:value="-7.65609475" calcext:value-type="float">
            <text:p>-7.656094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36,]</text:p>
          </table:table-cell>
          <table:table-cell office:value-type="float" office:value="-13.9369508" calcext:value-type="float">
            <text:p>-13.9369508</text:p>
          </table:table-cell>
          <table:table-cell office:value-type="float" office:value="0.31299557" calcext:value-type="float">
            <text:p>0.31299557</text:p>
          </table:table-cell>
          <table:table-cell office:value-type="float" office:value="74.918382" calcext:value-type="float">
            <text:p>74.918382</text:p>
          </table:table-cell>
          <table:table-cell office:value-type="float" office:value="-47.72554599" calcext:value-type="float">
            <text:p>-47.72554599</text:p>
          </table:table-cell>
          <table:table-cell office:value-type="float" office:value="-8.96250999" calcext:value-type="float">
            <text:p>-8.962509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37,]</text:p>
          </table:table-cell>
          <table:table-cell office:value-type="float" office:value="-6.3848087" calcext:value-type="float">
            <text:p>-6.3848087</text:p>
          </table:table-cell>
          <table:table-cell office:value-type="float" office:value="0.44421118" calcext:value-type="float">
            <text:p>0.44421118</text:p>
          </table:table-cell>
          <table:table-cell office:value-type="float" office:value="94.066519" calcext:value-type="float">
            <text:p>94.066519</text:p>
          </table:table-cell>
          <table:table-cell office:value-type="float" office:value="-70.52944765" calcext:value-type="float">
            <text:p>-70.52944765</text:p>
          </table:table-cell>
          <table:table-cell office:value-type="float" office:value="-28.89412211" calcext:value-type="float">
            <text:p>-28.894122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38,]</text:p>
          </table:table-cell>
          <table:table-cell office:value-type="float" office:value="-6.3848087" calcext:value-type="float">
            <text:p>-6.3848087</text:p>
          </table:table-cell>
          <table:table-cell office:value-type="float" office:value="0.44421118" calcext:value-type="float">
            <text:p>0.44421118</text:p>
          </table:table-cell>
          <table:table-cell office:value-type="float" office:value="94.066519" calcext:value-type="float">
            <text:p>94.066519</text:p>
          </table:table-cell>
          <table:table-cell office:value-type="float" office:value="-70.52944765" calcext:value-type="float">
            <text:p>-70.52944765</text:p>
          </table:table-cell>
          <table:table-cell office:value-type="float" office:value="-28.89412211" calcext:value-type="float">
            <text:p>-28.894122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39,]</text:p>
          </table:table-cell>
          <table:table-cell office:value-type="float" office:value="-6.3848087" calcext:value-type="float">
            <text:p>-6.3848087</text:p>
          </table:table-cell>
          <table:table-cell office:value-type="float" office:value="0.44421118" calcext:value-type="float">
            <text:p>0.44421118</text:p>
          </table:table-cell>
          <table:table-cell office:value-type="float" office:value="94.066519" calcext:value-type="float">
            <text:p>94.066519</text:p>
          </table:table-cell>
          <table:table-cell office:value-type="float" office:value="-70.52944765" calcext:value-type="float">
            <text:p>-70.52944765</text:p>
          </table:table-cell>
          <table:table-cell office:value-type="float" office:value="-28.89412211" calcext:value-type="float">
            <text:p>-28.894122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40,]</text:p>
          </table:table-cell>
          <table:table-cell office:value-type="float" office:value="-5.1703735" calcext:value-type="float">
            <text:p>-5.1703735</text:p>
          </table:table-cell>
          <table:table-cell office:value-type="float" office:value="0.39114305" calcext:value-type="float">
            <text:p>0.39114305</text:p>
          </table:table-cell>
          <table:table-cell office:value-type="float" office:value="125.800142" calcext:value-type="float">
            <text:p>125.800142</text:p>
          </table:table-cell>
          <table:table-cell office:value-type="float" office:value="-52.92292793" calcext:value-type="float">
            <text:p>-52.92292793</text:p>
          </table:table-cell>
          <table:table-cell office:value-type="float" office:value="-50.53624811" calcext:value-type="float">
            <text:p>-50.536248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41,]</text:p>
          </table:table-cell>
          <table:table-cell office:value-type="float" office:value="-5.1703735" calcext:value-type="float">
            <text:p>-5.1703735</text:p>
          </table:table-cell>
          <table:table-cell office:value-type="float" office:value="0.39114305" calcext:value-type="float">
            <text:p>0.39114305</text:p>
          </table:table-cell>
          <table:table-cell office:value-type="float" office:value="125.800142" calcext:value-type="float">
            <text:p>125.800142</text:p>
          </table:table-cell>
          <table:table-cell office:value-type="float" office:value="-52.92292793" calcext:value-type="float">
            <text:p>-52.92292793</text:p>
          </table:table-cell>
          <table:table-cell office:value-type="float" office:value="-50.53624811" calcext:value-type="float">
            <text:p>-50.536248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42,]</text:p>
          </table:table-cell>
          <table:table-cell office:value-type="float" office:value="-3.9724675" calcext:value-type="float">
            <text:p>-3.9724675</text:p>
          </table:table-cell>
          <table:table-cell office:value-type="float" office:value="0.35430124" calcext:value-type="float">
            <text:p>0.35430124</text:p>
          </table:table-cell>
          <table:table-cell office:value-type="float" office:value="174.850218" calcext:value-type="float">
            <text:p>174.850218</text:p>
          </table:table-cell>
          <table:table-cell office:value-type="float" office:value="-78.25927385" calcext:value-type="float">
            <text:p>-78.25927385</text:p>
          </table:table-cell>
          <table:table-cell office:value-type="float" office:value="-64.64403666" calcext:value-type="float">
            <text:p>-64.644036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43,]</text:p>
          </table:table-cell>
          <table:table-cell office:value-type="float" office:value="-16.856145" calcext:value-type="float">
            <text:p>-16.856145</text:p>
          </table:table-cell>
          <table:table-cell office:value-type="float" office:value="0.2192838" calcext:value-type="float">
            <text:p>0.2192838</text:p>
          </table:table-cell>
          <table:table-cell office:value-type="float" office:value="204.3578" calcext:value-type="float">
            <text:p>204.3578</text:p>
          </table:table-cell>
          <table:table-cell office:value-type="float" office:value="-89.0170631" calcext:value-type="float">
            <text:p>-89.0170631</text:p>
          </table:table-cell>
          <table:table-cell office:value-type="float" office:value="-95.01186433" calcext:value-type="float">
            <text:p>-95.011864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44,]</text:p>
          </table:table-cell>
          <table:table-cell office:value-type="float" office:value="-8.0458122" calcext:value-type="float">
            <text:p>-8.0458122</text:p>
          </table:table-cell>
          <table:table-cell office:value-type="float" office:value="0.25171135" calcext:value-type="float">
            <text:p>0.25171135</text:p>
          </table:table-cell>
          <table:table-cell office:value-type="float" office:value="209.42655" calcext:value-type="float">
            <text:p>209.42655</text:p>
          </table:table-cell>
          <table:table-cell office:value-type="float" office:value="-80.50054948" calcext:value-type="float">
            <text:p>-80.50054948</text:p>
          </table:table-cell>
          <table:table-cell office:value-type="float" office:value="-105.77436025" calcext:value-type="float">
            <text:p>-105.774360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45,]</text:p>
          </table:table-cell>
          <table:table-cell office:value-type="float" office:value="-11.0222143" calcext:value-type="float">
            <text:p>-11.0222143</text:p>
          </table:table-cell>
          <table:table-cell office:value-type="float" office:value="0.19570903" calcext:value-type="float">
            <text:p>0.19570903</text:p>
          </table:table-cell>
          <table:table-cell office:value-type="float" office:value="326.237458" calcext:value-type="float">
            <text:p>326.237458</text:p>
          </table:table-cell>
          <table:table-cell office:value-type="float" office:value="-126.48384483" calcext:value-type="float">
            <text:p>-126.48384483</text:p>
          </table:table-cell>
          <table:table-cell office:value-type="float" office:value="-142.3487444" calcext:value-type="float">
            <text:p>-142.34874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46,]</text:p>
          </table:table-cell>
          <table:table-cell office:value-type="float" office:value="-11.0222143" calcext:value-type="float">
            <text:p>-11.0222143</text:p>
          </table:table-cell>
          <table:table-cell office:value-type="float" office:value="0.19570903" calcext:value-type="float">
            <text:p>0.19570903</text:p>
          </table:table-cell>
          <table:table-cell office:value-type="float" office:value="326.237458" calcext:value-type="float">
            <text:p>326.237458</text:p>
          </table:table-cell>
          <table:table-cell office:value-type="float" office:value="-126.48384483" calcext:value-type="float">
            <text:p>-126.48384483</text:p>
          </table:table-cell>
          <table:table-cell office:value-type="float" office:value="-142.3487444" calcext:value-type="float">
            <text:p>-142.34874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47,]</text:p>
          </table:table-cell>
          <table:table-cell office:value-type="float" office:value="-11.0222143" calcext:value-type="float">
            <text:p>-11.0222143</text:p>
          </table:table-cell>
          <table:table-cell office:value-type="float" office:value="0.19570903" calcext:value-type="float">
            <text:p>0.19570903</text:p>
          </table:table-cell>
          <table:table-cell office:value-type="float" office:value="326.237458" calcext:value-type="float">
            <text:p>326.237458</text:p>
          </table:table-cell>
          <table:table-cell office:value-type="float" office:value="-126.48384483" calcext:value-type="float">
            <text:p>-126.48384483</text:p>
          </table:table-cell>
          <table:table-cell office:value-type="float" office:value="-142.3487444" calcext:value-type="float">
            <text:p>-142.34874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48,]</text:p>
          </table:table-cell>
          <table:table-cell office:value-type="float" office:value="-11.0222143" calcext:value-type="float">
            <text:p>-11.0222143</text:p>
          </table:table-cell>
          <table:table-cell office:value-type="float" office:value="0.19570903" calcext:value-type="float">
            <text:p>0.19570903</text:p>
          </table:table-cell>
          <table:table-cell office:value-type="float" office:value="326.237458" calcext:value-type="float">
            <text:p>326.237458</text:p>
          </table:table-cell>
          <table:table-cell office:value-type="float" office:value="-126.48384483" calcext:value-type="float">
            <text:p>-126.48384483</text:p>
          </table:table-cell>
          <table:table-cell office:value-type="float" office:value="-142.3487444" calcext:value-type="float">
            <text:p>-142.34874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49,]</text:p>
          </table:table-cell>
          <table:table-cell office:value-type="float" office:value="-11.0222143" calcext:value-type="float">
            <text:p>-11.0222143</text:p>
          </table:table-cell>
          <table:table-cell office:value-type="float" office:value="0.19570903" calcext:value-type="float">
            <text:p>0.19570903</text:p>
          </table:table-cell>
          <table:table-cell office:value-type="float" office:value="326.237458" calcext:value-type="float">
            <text:p>326.237458</text:p>
          </table:table-cell>
          <table:table-cell office:value-type="float" office:value="-126.48384483" calcext:value-type="float">
            <text:p>-126.48384483</text:p>
          </table:table-cell>
          <table:table-cell office:value-type="float" office:value="-142.3487444" calcext:value-type="float">
            <text:p>-142.34874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50,]</text:p>
          </table:table-cell>
          <table:table-cell office:value-type="float" office:value="-11.0222143" calcext:value-type="float">
            <text:p>-11.0222143</text:p>
          </table:table-cell>
          <table:table-cell office:value-type="float" office:value="0.19570903" calcext:value-type="float">
            <text:p>0.19570903</text:p>
          </table:table-cell>
          <table:table-cell office:value-type="float" office:value="326.237458" calcext:value-type="float">
            <text:p>326.237458</text:p>
          </table:table-cell>
          <table:table-cell office:value-type="float" office:value="-126.48384483" calcext:value-type="float">
            <text:p>-126.48384483</text:p>
          </table:table-cell>
          <table:table-cell office:value-type="float" office:value="-142.3487444" calcext:value-type="float">
            <text:p>-142.34874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51,]</text:p>
          </table:table-cell>
          <table:table-cell office:value-type="float" office:value="-5.8084883" calcext:value-type="float">
            <text:p>-5.8084883</text:p>
          </table:table-cell>
          <table:table-cell office:value-type="float" office:value="0.18554784" calcext:value-type="float">
            <text:p>0.18554784</text:p>
          </table:table-cell>
          <table:table-cell office:value-type="float" office:value="410.957825" calcext:value-type="float">
            <text:p>410.957825</text:p>
          </table:table-cell>
          <table:table-cell office:value-type="float" office:value="-135.23248479" calcext:value-type="float">
            <text:p>-135.23248479</text:p>
          </table:table-cell>
          <table:table-cell office:value-type="float" office:value="-269.5417435" calcext:value-type="float">
            <text:p>-269.54174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52,]</text:p>
          </table:table-cell>
          <table:table-cell office:value-type="float" office:value="-5.8084883" calcext:value-type="float">
            <text:p>-5.8084883</text:p>
          </table:table-cell>
          <table:table-cell office:value-type="float" office:value="0.18554784" calcext:value-type="float">
            <text:p>0.18554784</text:p>
          </table:table-cell>
          <table:table-cell office:value-type="float" office:value="410.957825" calcext:value-type="float">
            <text:p>410.957825</text:p>
          </table:table-cell>
          <table:table-cell office:value-type="float" office:value="-135.23248479" calcext:value-type="float">
            <text:p>-135.23248479</text:p>
          </table:table-cell>
          <table:table-cell office:value-type="float" office:value="-269.5417435" calcext:value-type="float">
            <text:p>-269.54174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53,]</text:p>
          </table:table-cell>
          <table:table-cell office:value-type="float" office:value="-10.228439" calcext:value-type="float">
            <text:p>-10.228439</text:p>
          </table:table-cell>
          <table:table-cell office:value-type="float" office:value="0.14263628" calcext:value-type="float">
            <text:p>0.14263628</text:p>
          </table:table-cell>
          <table:table-cell office:value-type="float" office:value="587.93137" calcext:value-type="float">
            <text:p>587.93137</text:p>
          </table:table-cell>
          <table:table-cell office:value-type="float" office:value="-218.62832514" calcext:value-type="float">
            <text:p>-218.62832514</text:p>
          </table:table-cell>
          <table:table-cell office:value-type="float" office:value="-352.852926" calcext:value-type="float">
            <text:p>-352.8529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54,]</text:p>
          </table:table-cell>
          <table:table-cell office:value-type="float" office:value="-10.228439" calcext:value-type="float">
            <text:p>-10.228439</text:p>
          </table:table-cell>
          <table:table-cell office:value-type="float" office:value="0.14263628" calcext:value-type="float">
            <text:p>0.14263628</text:p>
          </table:table-cell>
          <table:table-cell office:value-type="float" office:value="587.93137" calcext:value-type="float">
            <text:p>587.93137</text:p>
          </table:table-cell>
          <table:table-cell office:value-type="float" office:value="-218.62832514" calcext:value-type="float">
            <text:p>-218.62832514</text:p>
          </table:table-cell>
          <table:table-cell office:value-type="float" office:value="-352.852926" calcext:value-type="float">
            <text:p>-352.8529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55,]</text:p>
          </table:table-cell>
          <table:table-cell office:value-type="float" office:value="-10.228439" calcext:value-type="float">
            <text:p>-10.228439</text:p>
          </table:table-cell>
          <table:table-cell office:value-type="float" office:value="0.14263628" calcext:value-type="float">
            <text:p>0.14263628</text:p>
          </table:table-cell>
          <table:table-cell office:value-type="float" office:value="587.93137" calcext:value-type="float">
            <text:p>587.93137</text:p>
          </table:table-cell>
          <table:table-cell office:value-type="float" office:value="-218.62832514" calcext:value-type="float">
            <text:p>-218.62832514</text:p>
          </table:table-cell>
          <table:table-cell office:value-type="float" office:value="-352.852926" calcext:value-type="float">
            <text:p>-352.8529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56,]</text:p>
          </table:table-cell>
          <table:table-cell office:value-type="float" office:value="-10.228439" calcext:value-type="float">
            <text:p>-10.228439</text:p>
          </table:table-cell>
          <table:table-cell office:value-type="float" office:value="0.14263628" calcext:value-type="float">
            <text:p>0.14263628</text:p>
          </table:table-cell>
          <table:table-cell office:value-type="float" office:value="587.93137" calcext:value-type="float">
            <text:p>587.93137</text:p>
          </table:table-cell>
          <table:table-cell office:value-type="float" office:value="-218.62832514" calcext:value-type="float">
            <text:p>-218.62832514</text:p>
          </table:table-cell>
          <table:table-cell office:value-type="float" office:value="-352.852926" calcext:value-type="float">
            <text:p>-352.8529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57,]</text:p>
          </table:table-cell>
          <table:table-cell office:value-type="float" office:value="-13.4943737" calcext:value-type="float">
            <text:p>-13.4943737</text:p>
          </table:table-cell>
          <table:table-cell office:value-type="float" office:value="0.12572988" calcext:value-type="float">
            <text:p>0.12572988</text:p>
          </table:table-cell>
          <table:table-cell office:value-type="float" office:value="616.446284" calcext:value-type="float">
            <text:p>616.446284</text:p>
          </table:table-cell>
          <table:table-cell office:value-type="float" office:value="-166.67329546" calcext:value-type="float">
            <text:p>-166.67329546</text:p>
          </table:table-cell>
          <table:table-cell office:value-type="float" office:value="-399.39125351" calcext:value-type="float">
            <text:p>-399.3912535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58,]</text:p>
          </table:table-cell>
          <table:table-cell office:value-type="float" office:value="-9.5943104" calcext:value-type="float">
            <text:p>-9.5943104</text:p>
          </table:table-cell>
          <table:table-cell office:value-type="float" office:value="0.12339103" calcext:value-type="float">
            <text:p>0.12339103</text:p>
          </table:table-cell>
          <table:table-cell office:value-type="float" office:value="708.58629" calcext:value-type="float">
            <text:p>708.58629</text:p>
          </table:table-cell>
          <table:table-cell office:value-type="float" office:value="-194.14730739" calcext:value-type="float">
            <text:p>-194.14730739</text:p>
          </table:table-cell>
          <table:table-cell office:value-type="float" office:value="-434.27239184" calcext:value-type="float">
            <text:p>-434.272391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59,]</text:p>
          </table:table-cell>
          <table:table-cell office:value-type="float" office:value="-9.5943104" calcext:value-type="float">
            <text:p>-9.5943104</text:p>
          </table:table-cell>
          <table:table-cell office:value-type="float" office:value="0.12339103" calcext:value-type="float">
            <text:p>0.12339103</text:p>
          </table:table-cell>
          <table:table-cell office:value-type="float" office:value="708.58629" calcext:value-type="float">
            <text:p>708.58629</text:p>
          </table:table-cell>
          <table:table-cell office:value-type="float" office:value="-194.14730739" calcext:value-type="float">
            <text:p>-194.14730739</text:p>
          </table:table-cell>
          <table:table-cell office:value-type="float" office:value="-434.27239184" calcext:value-type="float">
            <text:p>-434.272391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60,]</text:p>
          </table:table-cell>
          <table:table-cell office:value-type="float" office:value="-9.5943104" calcext:value-type="float">
            <text:p>-9.5943104</text:p>
          </table:table-cell>
          <table:table-cell office:value-type="float" office:value="0.12339103" calcext:value-type="float">
            <text:p>0.12339103</text:p>
          </table:table-cell>
          <table:table-cell office:value-type="float" office:value="708.58629" calcext:value-type="float">
            <text:p>708.58629</text:p>
          </table:table-cell>
          <table:table-cell office:value-type="float" office:value="-194.14730739" calcext:value-type="float">
            <text:p>-194.14730739</text:p>
          </table:table-cell>
          <table:table-cell office:value-type="float" office:value="-434.27239184" calcext:value-type="float">
            <text:p>-434.272391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61,]</text:p>
          </table:table-cell>
          <table:table-cell office:value-type="float" office:value="-9.5943104" calcext:value-type="float">
            <text:p>-9.5943104</text:p>
          </table:table-cell>
          <table:table-cell office:value-type="float" office:value="0.12339103" calcext:value-type="float">
            <text:p>0.12339103</text:p>
          </table:table-cell>
          <table:table-cell office:value-type="float" office:value="708.58629" calcext:value-type="float">
            <text:p>708.58629</text:p>
          </table:table-cell>
          <table:table-cell office:value-type="float" office:value="-194.14730739" calcext:value-type="float">
            <text:p>-194.14730739</text:p>
          </table:table-cell>
          <table:table-cell office:value-type="float" office:value="-434.27239184" calcext:value-type="float">
            <text:p>-434.272391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62,]</text:p>
          </table:table-cell>
          <table:table-cell office:value-type="float" office:value="-9.5943104" calcext:value-type="float">
            <text:p>-9.5943104</text:p>
          </table:table-cell>
          <table:table-cell office:value-type="float" office:value="0.12339103" calcext:value-type="float">
            <text:p>0.12339103</text:p>
          </table:table-cell>
          <table:table-cell office:value-type="float" office:value="708.58629" calcext:value-type="float">
            <text:p>708.58629</text:p>
          </table:table-cell>
          <table:table-cell office:value-type="float" office:value="-194.14730739" calcext:value-type="float">
            <text:p>-194.14730739</text:p>
          </table:table-cell>
          <table:table-cell office:value-type="float" office:value="-434.27239184" calcext:value-type="float">
            <text:p>-434.272391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63,]</text:p>
          </table:table-cell>
          <table:table-cell office:value-type="float" office:value="-9.5943104" calcext:value-type="float">
            <text:p>-9.5943104</text:p>
          </table:table-cell>
          <table:table-cell office:value-type="float" office:value="0.12339103" calcext:value-type="float">
            <text:p>0.12339103</text:p>
          </table:table-cell>
          <table:table-cell office:value-type="float" office:value="708.58629" calcext:value-type="float">
            <text:p>708.58629</text:p>
          </table:table-cell>
          <table:table-cell office:value-type="float" office:value="-194.14730739" calcext:value-type="float">
            <text:p>-194.14730739</text:p>
          </table:table-cell>
          <table:table-cell office:value-type="float" office:value="-434.27239184" calcext:value-type="float">
            <text:p>-434.272391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64,]</text:p>
          </table:table-cell>
          <table:table-cell office:value-type="float" office:value="-9.5943104" calcext:value-type="float">
            <text:p>-9.5943104</text:p>
          </table:table-cell>
          <table:table-cell office:value-type="float" office:value="0.12339103" calcext:value-type="float">
            <text:p>0.12339103</text:p>
          </table:table-cell>
          <table:table-cell office:value-type="float" office:value="708.58629" calcext:value-type="float">
            <text:p>708.58629</text:p>
          </table:table-cell>
          <table:table-cell office:value-type="float" office:value="-194.14730739" calcext:value-type="float">
            <text:p>-194.14730739</text:p>
          </table:table-cell>
          <table:table-cell office:value-type="float" office:value="-434.27239184" calcext:value-type="float">
            <text:p>-434.2723918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65,]</text:p>
          </table:table-cell>
          <table:table-cell office:value-type="float" office:value="-7.6518646" calcext:value-type="float">
            <text:p>-7.6518646</text:p>
          </table:table-cell>
          <table:table-cell office:value-type="float" office:value="0.11670814" calcext:value-type="float">
            <text:p>0.11670814</text:p>
          </table:table-cell>
          <table:table-cell office:value-type="float" office:value="824.191984" calcext:value-type="float">
            <text:p>824.191984</text:p>
          </table:table-cell>
          <table:table-cell office:value-type="float" office:value="-240.98837868" calcext:value-type="float">
            <text:p>-240.98837868</text:p>
          </table:table-cell>
          <table:table-cell office:value-type="float" office:value="-528.02303126" calcext:value-type="float">
            <text:p>-528.023031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66,]</text:p>
          </table:table-cell>
          <table:table-cell office:value-type="float" office:value="-11.1707814" calcext:value-type="float">
            <text:p>-11.1707814</text:p>
          </table:table-cell>
          <table:table-cell office:value-type="float" office:value="0.12168988" calcext:value-type="float">
            <text:p>0.12168988</text:p>
          </table:table-cell>
          <table:table-cell office:value-type="float" office:value="736.474064" calcext:value-type="float">
            <text:p>736.474064</text:p>
          </table:table-cell>
          <table:table-cell office:value-type="float" office:value="-213.21997341" calcext:value-type="float">
            <text:p>-213.21997341</text:p>
          </table:table-cell>
          <table:table-cell office:value-type="float" office:value="-483.49410069" calcext:value-type="float">
            <text:p>-483.494100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67,]</text:p>
          </table:table-cell>
          <table:table-cell office:value-type="float" office:value="-12.3323419" calcext:value-type="float">
            <text:p>-12.3323419</text:p>
          </table:table-cell>
          <table:table-cell office:value-type="float" office:value="0.09815938" calcext:value-type="float">
            <text:p>0.09815938</text:p>
          </table:table-cell>
          <table:table-cell office:value-type="float" office:value="841.755803" calcext:value-type="float">
            <text:p>841.755803</text:p>
          </table:table-cell>
          <table:table-cell office:value-type="float" office:value="-236.69738082" calcext:value-type="float">
            <text:p>-236.69738082</text:p>
          </table:table-cell>
          <table:table-cell office:value-type="float" office:value="-585.20417109" calcext:value-type="float">
            <text:p>-585.204171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68,]</text:p>
          </table:table-cell>
          <table:table-cell office:value-type="float" office:value="-8.7061455" calcext:value-type="float">
            <text:p>-8.7061455</text:p>
          </table:table-cell>
          <table:table-cell office:value-type="float" office:value="0.10999479" calcext:value-type="float">
            <text:p>0.10999479</text:p>
          </table:table-cell>
          <table:table-cell office:value-type="float" office:value="875.199341" calcext:value-type="float">
            <text:p>875.199341</text:p>
          </table:table-cell>
          <table:table-cell office:value-type="float" office:value="-236.79922471" calcext:value-type="float">
            <text:p>-236.79922471</text:p>
          </table:table-cell>
          <table:table-cell office:value-type="float" office:value="-620.25568357" calcext:value-type="float">
            <text:p>-620.255683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69,]</text:p>
          </table:table-cell>
          <table:table-cell office:value-type="float" office:value="-7.2242148" calcext:value-type="float">
            <text:p>-7.2242148</text:p>
          </table:table-cell>
          <table:table-cell office:value-type="float" office:value="0.12268955" calcext:value-type="float">
            <text:p>0.12268955</text:p>
          </table:table-cell>
          <table:table-cell office:value-type="float" office:value="805.487911" calcext:value-type="float">
            <text:p>805.487911</text:p>
          </table:table-cell>
          <table:table-cell office:value-type="float" office:value="-212.50942582" calcext:value-type="float">
            <text:p>-212.50942582</text:p>
          </table:table-cell>
          <table:table-cell office:value-type="float" office:value="-623.59206368" calcext:value-type="float">
            <text:p>-623.592063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70,]</text:p>
          </table:table-cell>
          <table:table-cell office:value-type="float" office:value="-10.1645265" calcext:value-type="float">
            <text:p>-10.1645265</text:p>
          </table:table-cell>
          <table:table-cell office:value-type="float" office:value="0.08859704" calcext:value-type="float">
            <text:p>0.08859704</text:p>
          </table:table-cell>
          <table:table-cell office:value-type="float" office:value="1030.67786" calcext:value-type="float">
            <text:p>1030.67786</text:p>
          </table:table-cell>
          <table:table-cell office:value-type="float" office:value="-278.49826775" calcext:value-type="float">
            <text:p>-278.49826775</text:p>
          </table:table-cell>
          <table:table-cell office:value-type="float" office:value="-776.39321218" calcext:value-type="float">
            <text:p>-776.393212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71,]</text:p>
          </table:table-cell>
          <table:table-cell office:value-type="float" office:value="-7.8098872" calcext:value-type="float">
            <text:p>-7.8098872</text:p>
          </table:table-cell>
          <table:table-cell office:value-type="float" office:value="0.12399261" calcext:value-type="float">
            <text:p>0.12399261</text:p>
          </table:table-cell>
          <table:table-cell office:value-type="float" office:value="742.397586" calcext:value-type="float">
            <text:p>742.397586</text:p>
          </table:table-cell>
          <table:table-cell office:value-type="float" office:value="-160.07124463" calcext:value-type="float">
            <text:p>-160.07124463</text:p>
          </table:table-cell>
          <table:table-cell office:value-type="float" office:value="-647.51192888" calcext:value-type="float">
            <text:p>-647.5119288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72,]</text:p>
          </table:table-cell>
          <table:table-cell office:value-type="float" office:value="-7.8098872" calcext:value-type="float">
            <text:p>-7.8098872</text:p>
          </table:table-cell>
          <table:table-cell office:value-type="float" office:value="0.12399261" calcext:value-type="float">
            <text:p>0.12399261</text:p>
          </table:table-cell>
          <table:table-cell office:value-type="float" office:value="742.397586" calcext:value-type="float">
            <text:p>742.397586</text:p>
          </table:table-cell>
          <table:table-cell office:value-type="float" office:value="-160.07124463" calcext:value-type="float">
            <text:p>-160.07124463</text:p>
          </table:table-cell>
          <table:table-cell office:value-type="float" office:value="-647.51192888" calcext:value-type="float">
            <text:p>-647.51192888</text:p>
          </table:table-cell>
          <table:table-cell table:number-columns-repeated="101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ka Bugaj</meta:initial-creator>
    <meta:creation-date>2006-09-16T00:00:00</meta:creation-date>
    <dc:date>2015-09-25T17:53:11.427000000</dc:date>
    <meta:generator>LibreOffice/4.4.2.2$Windows_x86 LibreOffice_project/c4c7d32d0d49397cad38d62472b0bc8acff48dd6</meta:generator>
    <meta:editing-duration>PT4M11S</meta:editing-duration>
    <meta:editing-cycles>1</meta:editing-cycles>
    <meta:document-statistic meta:table-count="1" meta:cell-count="43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